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a97dd" officeooo:paragraph-rsid="001a97dd" style:font-weight-asian="bold" style:font-weight-complex="bold"/>
    </style:style>
    <style:style style:name="P2" style:family="paragraph" style:parent-style-name="Standard">
      <style:paragraph-properties fo:text-align="start" style:justify-single-word="false"/>
      <style:text-properties fo:font-weight="bold" officeooo:rsid="001d793d" officeooo:paragraph-rsid="001d793d" style:font-weight-asian="bold" style:font-weight-complex="bold"/>
    </style:style>
    <style:style style:name="P3" style:family="paragraph" style:parent-style-name="Standard">
      <style:paragraph-properties fo:text-align="start" style:justify-single-word="false"/>
      <style:text-properties fo:font-weight="normal" officeooo:rsid="001b66fe" officeooo:paragraph-rsid="001b66fe" style:font-weight-asian="normal" style:font-weight-complex="normal"/>
    </style:style>
    <style:style style:name="P4" style:family="paragraph" style:parent-style-name="Standard">
      <style:paragraph-properties fo:text-align="start" style:justify-single-word="false"/>
      <style:text-properties fo:font-weight="normal" officeooo:rsid="001b66fe" officeooo:paragraph-rsid="001c5f0c" style:font-weight-asian="normal" style:font-weight-complex="normal"/>
    </style:style>
    <style:style style:name="P5" style:family="paragraph" style:parent-style-name="Standard">
      <style:paragraph-properties fo:text-align="start" style:justify-single-word="false"/>
      <style:text-properties fo:font-weight="normal" officeooo:rsid="001c5f0c" officeooo:paragraph-rsid="001c5f0c" style:font-weight-asian="normal" style:font-weight-complex="normal"/>
    </style:style>
    <style:style style:name="P6" style:family="paragraph" style:parent-style-name="Standard">
      <style:paragraph-properties fo:text-align="start" style:justify-single-word="false"/>
      <style:text-properties fo:font-weight="normal" officeooo:rsid="001d793d" officeooo:paragraph-rsid="001d793d" style:font-weight-asian="normal" style:font-weight-complex="normal"/>
    </style:style>
    <style:style style:name="P7" style:family="paragraph" style:parent-style-name="Standard">
      <style:paragraph-properties fo:text-align="start" style:justify-single-word="false"/>
      <style:text-properties fo:font-weight="normal" officeooo:rsid="001d793d" officeooo:paragraph-rsid="001f50cf" style:font-weight-asian="normal" style:font-weight-complex="normal"/>
    </style:style>
    <style:style style:name="P8" style:family="paragraph" style:parent-style-name="Standard">
      <style:paragraph-properties fo:text-align="start" style:justify-single-word="false"/>
      <style:text-properties fo:font-weight="normal" officeooo:rsid="001e8a36" officeooo:paragraph-rsid="001e8a36" style:font-weight-asian="normal" style:font-weight-complex="normal"/>
    </style:style>
    <style:style style:name="P9" style:family="paragraph" style:parent-style-name="Standard">
      <style:paragraph-properties fo:text-align="start" style:justify-single-word="false"/>
      <style:text-properties fo:font-weight="normal" officeooo:rsid="001ec496" officeooo:paragraph-rsid="001ec496" style:font-weight-asian="normal" style:font-weight-complex="normal"/>
    </style:style>
    <style:style style:name="P10" style:family="paragraph" style:parent-style-name="Standard">
      <style:paragraph-properties fo:text-align="start" style:justify-single-word="false"/>
      <style:text-properties fo:font-weight="normal" officeooo:rsid="001f50cf" officeooo:paragraph-rsid="001f50cf" style:font-weight-asian="normal" style:font-weight-complex="normal"/>
    </style:style>
    <style:style style:name="P11" style:family="paragraph" style:parent-style-name="Standard">
      <style:paragraph-properties fo:text-align="start" style:justify-single-word="false"/>
      <style:text-properties fo:font-weight="normal" officeooo:rsid="001fbc12" officeooo:paragraph-rsid="001fbc12" style:font-weight-asian="normal" style:font-weight-complex="normal"/>
    </style:style>
    <style:style style:name="T1" style:family="text">
      <style:text-properties officeooo:rsid="001c5f0c"/>
    </style:style>
    <style:style style:name="T2" style:family="text">
      <style:text-properties officeooo:rsid="001fbc1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gbog 4. maj</text:p>
      <text:p text:style-name="P1"/>
      <text:p text:style-name="P3">Lavede <text:span text:style-name="T2">sekvens </text:span>diagram over virksomhedsprocess</text:p>
      <text:p text:style-name="P3"/>
      <text:p text:style-name="P5">Fik styr på frontcontroller/command arkitekturen</text:p>
      <text:p text:style-name="P3"/>
      <text:p text:style-name="P3">Diskusion omkring hvilke diagrammer og hvor mange osv.</text:p>
      <text:p text:style-name="P4"><text:tab/><text:span text:style-name="T1">EER</text:span></text:p>
      <text:p text:style-name="P3"><text:tab/><text:span text:style-name="T1">Sekvens</text:span></text:p>
      <text:p text:style-name="P3"><text:tab/><text:span text:style-name="T1">Domæne</text:span></text:p>
      <text:p text:style-name="P3"><text:tab/><text:span text:style-name="T1">aktivitet (til interaktion af vores hjemmeside)</text:span></text:p>
      <text:p text:style-name="P3"/>
      <text:p text:style-name="P3"/>
      <text:p text:style-name="P5">Lave<text:span text:style-name="T2">t</text:span> EER diagram:</text:p>
      <text:p text:style-name="P5"/>
      <text:p text:style-name="P6"><text:tab/>bruger et login system I backend, men kunder har ikke password, men det har admins, <text:tab/>nemmere at bygge, men opnår samme virksomheds process, uden at skulle ændre eller <text:tab/>påvirke den.</text:p>
      <text:p text:style-name="P6"><text:tab/></text:p>
      <text:p text:style-name="P9"><text:tab/>Opfyldning af de 3 regler kræver opdeling af postnummer og by <text:span text:style-name="T2">I egen tabel</text:span></text:p>
      <text:p text:style-name="P6"><text:tab/></text:p>
      <text:p text:style-name="P11">Lavede Domænemodel</text:p>
      <text:p text:style-name="P11"/>
      <text:p text:style-name="P11">Bedre forståelse for omfanget af opgaven, så der er bedre styr på MVP.</text:p>
      <text:p text:style-name="P11"/>
      <text:p text:style-name="P11">Fået opdelt arbejdet I mindre dele der er nemmere at sluge.</text:p>
      <text:p text:style-name="P11"/>
      <text:p text:style-name="P11">Snakket om spørgsmål til review.</text:p>
      <text:p text:style-name="P11"/>
      <text:p text:style-name="P6"/>
      <text:p text:style-name="P2">Spørgsmål til Fog:</text:p>
      <text:p text:style-name="P7"/>
      <text:p text:style-name="P7">Hvor mange håndterer forespørgsler? Er det kun en person, eller er det relevant at håndtere et system med flere ansatte, hvor det kunne være smart at vide hvem der lavede ændringer på forespørgsler? Og har de en arbejdsmail?</text:p>
      <text:p text:style-name="P6"/>
      <text:p text:style-name="P8">Er styklisten 100% autogeneret? Eller skal den kunne lave små manuelle ændringer/tilføjelser?</text:p>
      <text:p text:style-name="P8"/>
      <text:p text:style-name="P10">En liste over alle varer vi kan generer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04T10:36:05.065681702</meta:creation-date>
    <dc:date>2022-05-04T14:29:24.998085815</dc:date>
    <meta:editing-duration>PT48M28S</meta:editing-duration>
    <meta:editing-cycles>1</meta:editing-cycles>
    <meta:document-statistic meta:table-count="0" meta:image-count="0" meta:object-count="0" meta:page-count="1" meta:paragraph-count="21" meta:word-count="169" meta:character-count="1059" meta:non-whitespace-character-count="899"/>
    <meta:generator>LibreOffice/6.4.7.2$Linux_X86_64 LibreOffice_project/40$Build-2</meta:generator>
  </office:meta>
</office:document-meta>
</file>